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99in"/>
    </style:style>
    <style:style style:name="co2" style:family="table-column">
      <style:table-column-properties fo:break-before="auto" style:column-width="9.8626in"/>
    </style:style>
    <style:style style:name="co3" style:family="table-column">
      <style:table-column-properties fo:break-before="auto" style:column-width="0.7917in"/>
    </style:style>
    <style:style style:name="co4" style:family="table-column">
      <style:table-column-properties fo:break-before="auto" style:column-width="4.10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4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04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ento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Price</text:p>
          </table:table-cell>
          <table:table-cell table:style-name="ce1" office:value-type="string" calcext:value-type="string">
            <text:p>URL</text:p>
          </table:table-cell>
          <table:table-cell table:style-name="ce7" office:value-type="string" calcext:value-type="string">
            <text:p>Total Price</text:p>
          </table:table-cell>
        </table:table-row>
        <table:table-row table:style-name="ro1">
          <table:table-cell table:style-name="ce2" office:value-type="string" calcext:value-type="string">
            <text:p>WIRE</text:p>
          </table:table-cell>
          <table:table-cell table:style-name="ce2" office:value-type="string" calcext:value-type="string">
            <text:p>22 awg Wire Solid Core Hookup Wires-6 Different Colored Breadboard Wires 30ft or 9m Each, 22 Gauge Electronic Wire PVC (OD: 1.60mm) Arduino Wires</text:p>
          </table:table-cell>
          <table:table-cell table:style-name="ce5" office:value-type="currency" office:currency="USD" office:value="15.29" calcext:value-type="currency">
            <text:p>$15.29</text:p>
          </table:table-cell>
          <table:table-cell table:style-name="ce2" office:value-type="string" calcext:value-type="string">
            <text:p>https://www.amazon.com/dp/B07TX6BX47</text:p>
          </table:table-cell>
          <table:table-cell table:style-name="ce5" table:formula="of:=SUM([.C2:.C18])" office:value-type="currency" office:currency="USD" office:value="249.4" calcext:value-type="currency">
            <text:p>$249.40</text:p>
          </table:table-cell>
        </table:table-row>
        <table:table-row table:style-name="ro1">
          <table:table-cell table:style-name="ce2" office:value-type="string" calcext:value-type="string">
            <text:p>Breadboards (30)</text:p>
          </table:table-cell>
          <table:table-cell table:style-name="ce2" office:value-type="string" calcext:value-type="string">
            <text:p>breadboard Set Prototype Board - 6 PCS 400 Pin Solderless Board Kit for Raspberry pi and Arduino Project</text:p>
          </table:table-cell>
          <table:table-cell table:style-name="ce5" office:value-type="currency" office:currency="USD" office:value="35" calcext:value-type="currency">
            <text:p>$35.00</text:p>
          </table:table-cell>
          <table:table-cell table:style-name="ce2" office:value-type="string" calcext:value-type="string">
            <text:p>https://www.amazon.com/dp/B07LFD4LT6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Resistors</text:p>
          </table:table-cell>
          <table:table-cell table:style-name="ce2" office:value-type="string" calcext:value-type="string">
            <text:p>BOJACK 1000 Pcs 25 Values Resistor Kit 1 Ohm-1M Ohm with 5% 1/2W Carbon Film Resistors Assortment</text:p>
          </table:table-cell>
          <table:table-cell table:style-name="ce5" office:value-type="currency" office:currency="USD" office:value="13.99" calcext:value-type="currency">
            <text:p>$13.99</text:p>
          </table:table-cell>
          <table:table-cell table:style-name="ce2" office:value-type="string" calcext:value-type="string">
            <text:p>https://www.amazon.com/dp/B08FHPKF9V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Transistors</text:p>
          </table:table-cell>
          <table:table-cell table:style-name="ce2" office:value-type="string" calcext:value-type="string">
            <text:p>EEEEE 30 Kinds 1020pcs Assorted Type General Purpose TO92 Transistors PNP NPN Bipolar Power Transistor Assortment Kit with Individual Compartment</text:p>
          </table:table-cell>
          <table:table-cell table:style-name="ce5" office:value-type="currency" office:currency="USD" office:value="19.99" calcext:value-type="currency">
            <text:p>$19.99</text:p>
          </table:table-cell>
          <table:table-cell table:style-name="ce2" office:value-type="string" calcext:value-type="string">
            <text:p>https://www.amazon.com/dp/B09L4V8DB1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Capacitors (Electrolytic)</text:p>
          </table:table-cell>
          <table:table-cell table:style-name="ce2" office:value-type="string" calcext:value-type="string">
            <text:p>BOJACK 24Value 630pcs Aluminum Electrolytic Capacitor Assortment Box Kit Range 0.1uF－1000uF</text:p>
          </table:table-cell>
          <table:table-cell table:style-name="ce5" office:value-type="currency" office:currency="USD" office:value="16.99" calcext:value-type="currency">
            <text:p>$16.99</text:p>
          </table:table-cell>
          <table:table-cell table:style-name="ce2" office:value-type="string" calcext:value-type="string">
            <text:p>https://www.amazon.com/dp/B07PBQXQNQ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IR Emit/Recei (Short Range)</text:p>
          </table:table-cell>
          <table:table-cell table:style-name="ce2" office:value-type="string" calcext:value-type="string">
            <text:p>2 Sets 50Pcs LEDs Infrared Emitter and IR Receiver Diode 5mm 940nm Infrared Emission and Receiver Diode(100Pcs in Total)[Light Emitting diodes (LEDs)]</text:p>
          </table:table-cell>
          <table:table-cell table:style-name="ce5" office:value-type="currency" office:currency="USD" office:value="6.39" calcext:value-type="currency">
            <text:p>$6.39</text:p>
          </table:table-cell>
          <table:table-cell table:style-name="ce2" office:value-type="string" calcext:value-type="string">
            <text:p>https://www.amazon.com/dp/B0CFLVBWVN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IR Emit/Recei (Medium Range)</text:p>
          </table:table-cell>
          <table:table-cell table:style-name="ce2" office:value-type="string" calcext:value-type="string">
            <text:p>Gikfun Infrared Diode Led IR Emission and Receiver for Arduino (Pack of 10 Pairs) EK8460</text:p>
          </table:table-cell>
          <table:table-cell table:style-name="ce5" office:value-type="currency" office:currency="USD" office:value="5.68" calcext:value-type="currency">
            <text:p>$5.68</text:p>
          </table:table-cell>
          <table:table-cell table:style-name="ce2" office:value-type="string" calcext:value-type="string">
            <text:p>https://www.amazon.com/dp/B06XYNDRGF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IR Emit/Recei (Medium Range)</text:p>
          </table:table-cell>
          <table:table-cell table:style-name="ce2" office:value-type="string" calcext:value-type="string">
            <text:p>Gikfun 5mm 940nm LEDs Infrared Emitter IR Emission and IR Receiver Diode for Arduino (Pack of 40pcs) EK1964</text:p>
          </table:table-cell>
          <table:table-cell table:style-name="ce5" office:value-type="currency" office:currency="USD" office:value="7.85" calcext:value-type="currency">
            <text:p>$7.85</text:p>
          </table:table-cell>
          <table:table-cell table:style-name="ce2" office:value-type="string" calcext:value-type="string">
            <text:p>https://www.amazon.com/dp/B09DK78ZT1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IR Emit/Recei (Long Range)</text:p>
          </table:table-cell>
          <table:table-cell table:style-name="ce2" office:value-type="string" calcext:value-type="string">
            <text:p>5 Sets Hs0038b Ir Receiver Tsal6200 Emitter, 38khz Frequency, 18-20m Range, 45° Receiver Angle, Compact Design for Remote Control Systems</text:p>
          </table:table-cell>
          <table:table-cell table:style-name="ce5" office:value-type="currency" office:currency="USD" office:value="7.99" calcext:value-type="currency">
            <text:p>$7.99</text:p>
          </table:table-cell>
          <table:table-cell table:style-name="ce2" office:value-type="string" calcext:value-type="string">
            <text:p>https://www.amazon.com/dp/B09H34G9W1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Capacitors (Ceramic)</text:p>
          </table:table-cell>
          <table:table-cell table:style-name="ce2" office:value-type="string" calcext:value-type="string">
            <text:p>BOJACK 10 Type Values 650Pcs Ceramic Capacitor Assortment Kit Capacitors from 0.1uf/100 nF to 10 uF in a Box</text:p>
          </table:table-cell>
          <table:table-cell table:style-name="ce5" office:value-type="currency" office:currency="USD" office:value="14.99" calcext:value-type="currency">
            <text:p>$14.99</text:p>
          </table:table-cell>
          <table:table-cell table:style-name="ce2" office:value-type="string" calcext:value-type="string">
            <text:p><text:a xlink:href="https://www.amazon.com/BOJACK-Ceramic-Capacitor-Assortment-Capacitors/dp/B07P7HRGT9/" xlink:type="simple">https://www.amazon.com/BOJACK-Ceramic-Capacitor-Assortment-Capacitors/dp/B07P7HRGT9/</text:a>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Capacitors (Ceramic)</text:p>
          </table:table-cell>
          <table:table-cell table:style-name="ce2" office:value-type="string" calcext:value-type="string">
            <text:p>BOJACK 15 Type Values 600Pcs Ceramic Capacitor Assortment Kit Capacitors from 10pf to 100nF in a Box</text:p>
          </table:table-cell>
          <table:table-cell table:style-name="ce5" office:value-type="currency" office:currency="USD" office:value="12.99" calcext:value-type="currency">
            <text:p>$12.99</text:p>
          </table:table-cell>
          <table:table-cell table:style-name="ce2" office:value-type="string" calcext:value-type="string">
            <text:p><text:a xlink:href="https://www.amazon.com/BOJACK-Ceramic-Capacitor-Assortment-Capacitors/dp/B07P8N8BW9/" xlink:type="simple">https://www.amazon.com/BOJACK-Ceramic-Capacitor-Assortment-Capacitors/dp/B07P8N8BW9/</text:a></text:p>
          </table:table-cell>
          <table:table-cell table:style-name="ce8"/>
        </table:table-row>
        <table:table-row table:style-name="ro3">
          <table:table-cell table:style-name="ce2" office:value-type="string" calcext:value-type="string">
            <text:p>Diodes</text:p>
          </table:table-cell>
          <table:table-cell table:style-name="ce2" office:value-type="string" calcext:value-type="string">
            <text:p>EEEEE 20 Kinds 200 Diode Assortment Kit 6A10 10A10 20A10 15SQ045 20SQ050 1N34A 1N914 SR560 DB3 1N5349B 1N4001 1N4004 1N4007 1N5404 1N5406 1N5408 1N4148 1N5817 1N5819 1N5822 Zener Schottky Rectifier </text:p>
          </table:table-cell>
          <table:table-cell table:style-name="ce5" office:value-type="currency" office:currency="USD" office:value="9.99" calcext:value-type="currency">
            <text:p>$9.99</text:p>
          </table:table-cell>
          <table:table-cell table:style-name="ce2" office:value-type="string" calcext:value-type="string">
            <text:p>https://www.amazon.com/dp/B0DQ7HRRKM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Thermistor – epoxy black (60)</text:p>
          </table:table-cell>
          <table:table-cell table:style-name="ce2" office:value-type="string" calcext:value-type="string">
            <text:p>uxcell NTC Thermistors Resistor MF52-103/3435 10K Ohm Inrush Current Limiter Temperature Sensor Pack of 60 </text:p>
          </table:table-cell>
          <table:table-cell table:style-name="ce5" office:value-type="currency" office:currency="USD" office:value="9.39" calcext:value-type="currency">
            <text:p>$9.39</text:p>
          </table:table-cell>
          <table:table-cell table:style-name="ce2" office:value-type="string" calcext:value-type="string">
            <text:p><text:a xlink:href="https://www.amazon.com/dp/B07L113D9C" xlink:type="simple">https://www.amazon.com/dp/B07L113D9C</text:a>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Thermistor – Glass (50)</text:p>
          </table:table-cell>
          <table:table-cell table:style-name="ce2" office:value-type="string" calcext:value-type="string">
            <text:p>uxcell 50pcs 10K Ohm NTC Thermistors Resistors, MF58 3950B 1% Thermistor Temperature Sensors</text:p>
          </table:table-cell>
          <table:table-cell table:style-name="ce5" office:value-type="currency" office:currency="USD" office:value="7.89" calcext:value-type="currency">
            <text:p>$7.89</text:p>
          </table:table-cell>
          <table:table-cell table:style-name="ce2" office:value-type="string" calcext:value-type="string">
            <text:p><text:a xlink:href="https://www.amazon.com/dp/B07P5Q67RH" xlink:type="simple">https://www.amazon.com/dp/B07P5Q67RH</text:a></text:p>
          </table:table-cell>
          <table:table-cell table:style-name="ce8"/>
        </table:table-row>
        <table:table-row table:style-name="ro3">
          <table:table-cell table:style-name="ce2" office:value-type="string" calcext:value-type="string">
            <text:p>LDR – Assortment (175)</text:p>
          </table:table-cell>
          <table:table-cell table:style-name="ce2" office:value-type="string" calcext:value-type="string">
            <text:p>XINGYHENG 175pcs 7Values 5mm Photoresistor Optoresistor Photo Light Sensitive Resistor Assortment Kit (GL5506 /GL5516 /GL5526 /GL5528 /GL5537 /GM5539 /GL5549) (LDR Photo Resistors Light-dependen) </text:p>
          </table:table-cell>
          <table:table-cell table:style-name="ce5" office:value-type="currency" office:currency="USD" office:value="11.99" calcext:value-type="currency">
            <text:p>$11.99</text:p>
          </table:table-cell>
          <table:table-cell table:style-name="ce2" office:value-type="string" calcext:value-type="string">
            <text:p><text:a xlink:href="https://www.amazon.com/dp/B01M3TO7RA" xlink:type="simple">https://www.amazon.com/dp/B01M3TO7RA</text:a>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LEDS – Assortment (500)</text:p>
          </table:table-cell>
          <table:table-cell table:style-name="ce2" office:value-type="string" calcext:value-type="string">
            <text:p>BOJACK 5 Colors 500 pcs 5mm LED Diode Lights Assored Kit Pack Bright Lighting Bulb Lamps Electronics Components 5 mm Light Emitting Diodes Parts </text:p>
          </table:table-cell>
          <table:table-cell table:style-name="ce5" office:value-type="currency" office:currency="USD" office:value="11.99" calcext:value-type="currency">
            <text:p>$11.99</text:p>
          </table:table-cell>
          <table:table-cell table:style-name="ce2" office:value-type="string" calcext:value-type="string">
            <text:p><text:a xlink:href="https://www.amazon.com/dp/B09XDMJ6KY" xlink:type="simple">https://www.amazon.com/dp/B09XDMJ6KY</text:a></text:p>
          </table:table-cell>
          <table:table-cell table:style-name="ce8"/>
        </table:table-row>
        <table:table-row table:style-name="ro3">
          <table:table-cell table:style-name="ce2" office:value-type="string" calcext:value-type="string">
            <text:p>Volt Meter (20000 count)</text:p>
          </table:table-cell>
          <table:table-cell table:style-name="ce2" office:value-type="string" calcext:value-type="string">
            <text:p>KAIWEETS HT118E Digital Multimeter TRMS 20000 Counts with Higher Resolution Auto-Ranging Voltmeter Accurately Measures Voltage Current Resistance Diodes Continuity Duty-Cycle Capacitance Temperature </text:p>
          </table:table-cell>
          <table:table-cell table:style-name="ce5" office:value-type="currency" office:currency="USD" office:value="41" calcext:value-type="currency">
            <text:p>$41.00</text:p>
          </table:table-cell>
          <table:table-cell table:style-name="ce2" office:value-type="string" calcext:value-type="string">
            <text:p><text:a xlink:href="https://www.amazon.com/dp/B0B7WFPB4T" xlink:type="simple">https://www.amazon.com/dp/B0B7WFPB4T</text:a></text:p>
          </table:table-cell>
          <table:table-cell table:style-name="ce8"/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1T18:59:30.379470200</meta:creation-date>
    <dc:date>2025-09-23T15:59:35.313405600</dc:date>
    <meta:editing-duration>P1DT20H49M</meta:editing-duration>
    <meta:editing-cycles>24</meta:editing-cycles>
    <meta:generator>LibreOffice/25.2.3.2$Windows_X86_64 LibreOffice_project/bbb074479178df812d175f709636b368952c2ce3</meta:generator>
    <meta:document-statistic meta:table-count="1" meta:cell-count="74" meta:object-count="0"/>
  </office:meta>
</office:document-meta>
</file>